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5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P6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8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9" style:family="paragraph" style:parent-style-name="Standard">
      <style:text-properties fo:font-size="16pt" style:text-underline-style="none" officeooo:rsid="001d08ae" officeooo:paragraph-rsid="001b9f13" style:font-size-asian="14pt" style:font-size-complex="16pt"/>
    </style:style>
    <style:style style:name="P10" style:family="paragraph" style:parent-style-name="Standard">
      <style:text-properties fo:font-size="16pt" style:text-underline-style="none" fo:font-weight="normal" officeooo:rsid="001b9f13" officeooo:paragraph-rsid="001b9f13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none" fo:font-weight="normal" officeooo:rsid="001d470b" officeooo:paragraph-rsid="001d470b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style="normal" style:text-underline-style="none" fo:font-weight="normal" officeooo:rsid="001d470b" officeooo:paragraph-rsid="001d470b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style:text-underline-style="none" officeooo:rsid="001b9f13" officeooo:paragraph-rsid="001db1d9" style:font-size-asian="16pt" style:font-size-complex="16pt"/>
    </style:style>
    <style:style style:name="P14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15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16" style:family="paragraph" style:parent-style-name="Standard">
      <style:text-properties fo:font-size="16pt" style:text-underline-style="none" officeooo:rsid="001b9f13" officeooo:paragraph-rsid="001da4c1" style:font-size-asian="14pt" style:font-size-complex="16pt"/>
    </style:style>
    <style:style style:name="P17" style:family="paragraph" style:parent-style-name="Standard">
      <style:text-properties fo:font-size="16pt" style:text-underline-style="none" officeooo:rsid="001d08ae" officeooo:paragraph-rsid="001b9f13" style:font-size-asian="14pt" style:font-size-complex="16pt"/>
    </style:style>
    <style:style style:name="P18" style:family="paragraph" style:parent-style-name="Standard">
      <style:text-properties fo:font-size="16pt" style:text-underline-style="none" fo:font-weight="normal" officeooo:rsid="001d470b" officeooo:paragraph-rsid="001d470b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style:text-underline-style="none" fo:font-weight="normal" officeooo:rsid="001f3540" officeooo:paragraph-rsid="001f354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style="normal" style:text-underline-style="none" fo:font-weight="normal" officeooo:rsid="001d470b" officeooo:paragraph-rsid="001d470b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22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P23" style:family="paragraph" style:parent-style-name="Standard">
      <style:text-properties fo:font-size="26pt" style:text-underline-style="solid" style:text-underline-width="auto" style:text-underline-color="font-color" fo:font-weight="bold" officeooo:rsid="001b9f13" officeooo:paragraph-rsid="001db1d9" style:font-size-asian="26pt" style:font-weight-asian="bold" style:font-size-complex="26pt" style:font-weight-complex="bold"/>
    </style:style>
    <style:style style:name="P24" style:family="paragraph" style:parent-style-name="Standard">
      <style:text-properties fo:font-size="26pt" style:text-underline-style="solid" style:text-underline-width="auto" style:text-underline-color="font-color" fo:font-weight="bold" officeooo:rsid="001b9f13" officeooo:paragraph-rsid="001f3540" style:font-size-asian="26pt" style:font-weight-asian="bold" style:font-size-complex="26pt" style:font-weight-complex="bold"/>
    </style:style>
    <style:style style:name="T1" style:family="text">
      <style:text-properties officeooo:rsid="001db1d9"/>
    </style:style>
    <style:style style:name="T2" style:family="text">
      <style:text-properties officeooo:rsid="001dfa30"/>
    </style:style>
    <style:style style:name="T3" style:family="text">
      <style:text-properties officeooo:rsid="001f3540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f3540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db1d9" style:font-style-asian="italic" style:font-style-complex="italic"/>
    </style:style>
    <style:style style:name="T8" style:family="text">
      <style:text-properties fo:font-style="italic" officeooo:rsid="001f3540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<text:span text:style-name="T3">6</text:span>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3">Todos realizados <text:span text:style-name="T2">menos ejercicio 8</text:span></text:p>
      <text:p text:style-name="P3"><text:soft-page-break/></text:p>
      <text:p text:style-name="P6">Ejercicio 1</text:p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4">Ejercicio </text:span><text:span text:style-name="T5">2</text:span></text:p>
      <text:p text:style-name="P7"/>
      <text:p text:style-name="P7"/>
      <text:p text:style-name="P7"/>
      <text:p text:style-name="P7"/>
      <text:p text:style-name="P7"/>
      <text:p text:style-name="P7"/>
      <text:p text:style-name="P6">Ejercicio 3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6">Ejercicio 4</text:p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6">Ejercicio 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jercicio 6</text:p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6"><text:soft-page-break/>Ejercicio 7</text:p>
      <text:p text:style-name="P12"/>
      <text:p text:style-name="P12"><text:s text:c="4"/></text:p>
      <text:p text:style-name="P12"><text:s text:c="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6"><text:soft-page-break/>Ejercicio 8</text:p>
      <text:p text:style-name="P8"/>
      <text:p text:style-name="P16"/>
      <text:p text:style-name="P6">Ejercicio 9</text:p>
      <text:p text:style-name="P8"/>
      <text:p text:style-name="P8"/>
      <text:p text:style-name="P8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pan text:style-name="T6">Ejercicio </text:span><text:span text:style-name="T7">10</text:span></text:p>
      <text:p text:style-name="P10"/>
      <text:p text:style-name="P19">clc</text:p>
      <text:p text:style-name="P19"/>
      <text:p text:style-name="P19">inverso=0;</text:p>
      <text:p text:style-name="P19">num2=0;</text:p>
      <text:p text:style-name="P19">num=input('Introduce el numero para saber si tiene inverso: ');</text:p>
      <text:p text:style-name="P19"/>
      <text:p text:style-name="P19">if num&gt;0 &amp;&amp; num&lt;255</text:p>
      <text:p text:style-name="P19"><text:s text:c="4"/>for i=1:254</text:p>
      <text:p text:style-name="P19"><text:s text:c="7"/>if num*i==257</text:p>
      <text:p text:style-name="P19"><text:s text:c="12"/>inverso=1;</text:p>
      <text:p text:style-name="P19"><text:s text:c="12"/>num2=i;</text:p>
      <text:p text:style-name="P19"><text:s text:c="7"/>end</text:p>
      <text:p text:style-name="P19"><text:s text:c="4"/>end</text:p>
      <text:p text:style-name="P19"><text:s text:c="4"/></text:p>
      <text:p text:style-name="P19"><text:s text:c="4"/>if inverso==1</text:p>
      <text:p text:style-name="P19"><text:s text:c="8"/>fprintf('El numero %.2d es inversible en Z256 y su inverso es %d\n',num,num2);</text:p>
      <text:p text:style-name="P19"><text:s text:c="4"/>else</text:p>
      <text:p text:style-name="P19"><text:soft-page-break/><text:s text:c="8"/>fprintf('No tiene inverso\n');</text:p>
      <text:p text:style-name="P19"><text:s text:c="4"/>end</text:p>
      <text:p text:style-name="P19"><text:s text:c="4"/></text:p>
      <text:p text:style-name="P19">else</text:p>
      <text:p text:style-name="P19"><text:s text:c="3"/>fprintf('El numero debe ser entre 0 y 255\n'); </text:p>
      <text:p text:style-name="P19">end</text:p>
      <text:p text:style-name="P19"/>
      <text:p text:style-name="P19"/>
      <text:p text:style-name="P24"><text:span text:style-name="T6">Ejercicio </text:span><text:span text:style-name="T7">1</text:span><text:span text:style-name="T8">1</text:span></text:p>
      <text:p text:style-name="P24"/>
      <text:p text:style-name="P19">clc</text:p>
      <text:p text:style-name="P19"/>
      <text:p text:style-name="P19">m=input('Introduzca un numero entero positivo: ');</text:p>
      <text:p text:style-name="P19"/>
      <text:p text:style-name="P19">if m&gt;0</text:p>
      <text:p text:style-name="P19"><text:s text:c="4"/>for i=1:m</text:p>
      <text:p text:style-name="P19"><text:s text:c="10"/>for j=1:m</text:p>
      <text:p text:style-name="P19"><text:s text:c="12"/>if i*j==m+1</text:p>
      <text:p text:style-name="P19"><text:s text:c="16"/>fprintf('El numero %d es inversible\n',i);</text:p>
      <text:p text:style-name="P19"><text:s text:c="12"/>end</text:p>
      <text:p text:style-name="P19"><text:s text:c="10"/>end</text:p>
      <text:p text:style-name="P19"><text:s text:c="4"/>end</text:p>
      <text:p text:style-name="P19">else</text:p>
      <text:p text:style-name="P19"><text:s text:c="4"/>fprintf('El numero debe de ser positivo\n');</text:p>
      <text:p text:style-name="P19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4-13T12:02:36.447775264</dc:date>
    <meta:editing-duration>PT16M36S</meta:editing-duration>
    <meta:editing-cycles>9</meta:editing-cycles>
    <meta:generator>LibreOffice/4.2.6.3$Linux_X86_64 LibreOffice_project/420m0$Build-3</meta:generator>
    <meta:document-statistic meta:table-count="0" meta:image-count="0" meta:object-count="0" meta:page-count="7" meta:paragraph-count="53" meta:word-count="120" meta:character-count="908" meta:non-whitespace-character-count="669"/>
  </office:meta>
</office:document-meta>
</file>